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3.7465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Proposed Method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">
            <text:p>Image Name</text:p>
          </table:table-cell>
          <table:table-cell office:value-type="string" table:style-name="ce1">
            <text:p>4.1.01</text:p>
          </table:table-cell>
          <table:table-cell office:value-type="string" table:style-name="ce1">
            <text:p>4.1.03</text:p>
          </table:table-cell>
          <table:table-cell office:value-type="string" table:style-name="ce1">
            <text:p>4.1.04</text:p>
          </table:table-cell>
          <table:table-cell office:value-type="string" table:style-name="ce1">
            <text:p>4.2.01</text:p>
          </table:table-cell>
          <table:table-cell office:value-type="string" table:style-name="ce1">
            <text:p>4.2.05</text:p>
          </table:table-cell>
          <table:table-cell office:value-type="string" table:style-name="ce1">
            <text:p>4.2.0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MP Encryption</text:p>
          </table:table-cell>
          <table:table-cell office:value-type="string" table:style-name="ce2">
            <text:p>0.8478 seconds.</text:p>
          </table:table-cell>
          <table:table-cell office:value-type="string" table:style-name="ce2">
            <text:p><text:s/>0.8854 seconds</text:p>
          </table:table-cell>
          <table:table-cell office:value-type="string" table:style-name="ce2">
            <text:p>0.8235 seconds</text:p>
          </table:table-cell>
          <table:table-cell office:value-type="string" table:style-name="ce2">
            <text:p>5.6472 seconds</text:p>
          </table:table-cell>
          <table:table-cell office:value-type="string" table:style-name="ce2">
            <text:p>5.4439 seconds</text:p>
          </table:table-cell>
          <table:table-cell office:value-type="string" table:style-name="ce2">
            <text:p>5.4581 second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MP Decryption</text:p>
          </table:table-cell>
          <table:table-cell office:value-type="string" table:style-name="ce2">
            <text:p>0.7768 seconds</text:p>
          </table:table-cell>
          <table:table-cell office:value-type="string" table:style-name="ce2">
            <text:p>0.7641 seconds</text:p>
          </table:table-cell>
          <table:table-cell office:value-type="string" table:style-name="ce2">
            <text:p>0.7653 seconds</text:p>
          </table:table-cell>
          <table:table-cell office:value-type="string" table:style-name="ce2">
            <text:p>5.3419 seconds</text:p>
          </table:table-cell>
          <table:table-cell office:value-type="string" table:style-name="ce2">
            <text:p>5.3181 seconds</text:p>
          </table:table-cell>
          <table:table-cell office:value-type="string" table:style-name="ce2">
            <text:p>5.2745 second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IFF Encryption</text:p>
          </table:table-cell>
          <table:table-cell office:value-type="string" table:style-name="ce2">
            <text:p>0.8525 seconds</text:p>
          </table:table-cell>
          <table:table-cell office:value-type="string" table:style-name="ce2">
            <text:p>0.8348 seconds</text:p>
          </table:table-cell>
          <table:table-cell office:value-type="string" table:style-name="ce2">
            <text:p><text:s/>0.8355 seconds</text:p>
          </table:table-cell>
          <table:table-cell office:value-type="string" table:style-name="ce2">
            <text:p>5.6340 seconds</text:p>
          </table:table-cell>
          <table:table-cell office:value-type="string" table:style-name="ce2">
            <text:p>5.5838 seconds</text:p>
          </table:table-cell>
          <table:table-cell office:value-type="string" table:style-name="ce2">
            <text:p>5.5521 second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IFF Decryption</text:p>
          </table:table-cell>
          <table:table-cell office:value-type="string" table:style-name="ce2">
            <text:p>0.7884 seconds</text:p>
          </table:table-cell>
          <table:table-cell office:value-type="string" table:style-name="ce2">
            <text:p>0.7849 seconds</text:p>
          </table:table-cell>
          <table:table-cell office:value-type="string" table:style-name="ce2">
            <text:p>0.7824 seconds</text:p>
          </table:table-cell>
          <table:table-cell office:value-type="string" table:style-name="ce2">
            <text:p>5.4074 seconds</text:p>
          </table:table-cell>
          <table:table-cell office:value-type="string" table:style-name="ce2">
            <text:p>5.4124 seconds</text:p>
          </table:table-cell>
          <table:table-cell office:value-type="string" table:style-name="ce2">
            <text:p>5.4113 second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spanned="7" table:number-rows-spanned="1" table:style-name="ce3"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">
            <text:p>RS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">
            <text:p>Image Name</text:p>
          </table:table-cell>
          <table:table-cell office:value-type="string" table:style-name="ce1">
            <text:p>4.1.01</text:p>
          </table:table-cell>
          <table:table-cell office:value-type="string" table:style-name="ce1">
            <text:p>4.1.03</text:p>
          </table:table-cell>
          <table:table-cell office:value-type="string" table:style-name="ce1">
            <text:p>4.1.04</text:p>
          </table:table-cell>
          <table:table-cell office:value-type="string" table:style-name="ce1">
            <text:p>4.2.01</text:p>
          </table:table-cell>
          <table:table-cell office:value-type="string" table:style-name="ce1">
            <text:p>4.2.05</text:p>
          </table:table-cell>
          <table:table-cell office:value-type="string" table:style-name="ce1">
            <text:p>4.2.0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MP Encryption</text:p>
          </table:table-cell>
          <table:table-cell office:value-type="string" table:style-name="ce2">
            <text:p>0.8274 seconds</text:p>
          </table:table-cell>
          <table:table-cell office:value-type="string" table:style-name="ce2">
            <text:p>0.8421 seconds</text:p>
          </table:table-cell>
          <table:table-cell office:value-type="string" table:style-name="ce2">
            <text:p>0.7938 seconds</text:p>
          </table:table-cell>
          <table:table-cell office:value-type="string" table:style-name="ce2">
            <text:p>1.9336 seconds</text:p>
          </table:table-cell>
          <table:table-cell office:value-type="string" table:style-name="ce2">
            <text:p>1.9401 seconds</text:p>
          </table:table-cell>
          <table:table-cell office:value-type="string" table:style-name="ce2">
            <text:p>1.9145 second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MP Decryption</text:p>
          </table:table-cell>
          <table:table-cell office:value-type="string" table:style-name="ce2">
            <text:p>1.6225 seconds</text:p>
          </table:table-cell>
          <table:table-cell office:value-type="string" table:style-name="ce2">
            <text:p>1.7666 seconds</text:p>
          </table:table-cell>
          <table:table-cell office:value-type="string" table:style-name="ce2">
            <text:p>1.6849 seconds</text:p>
          </table:table-cell>
          <table:table-cell office:value-type="string" table:style-name="ce2">
            <text:p>5.9365 seconds</text:p>
          </table:table-cell>
          <table:table-cell office:value-type="string" table:style-name="ce2">
            <text:p>5.7176 seconds</text:p>
          </table:table-cell>
          <table:table-cell office:value-type="string" table:style-name="ce2">
            <text:p>6.3028 second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IFF Encryption</text:p>
          </table:table-cell>
          <table:table-cell office:value-type="string" table:style-name="ce2">
            <text:p>0.7865 seconds</text:p>
          </table:table-cell>
          <table:table-cell office:value-type="string" table:style-name="ce2">
            <text:p>0.8127 seconds</text:p>
          </table:table-cell>
          <table:table-cell office:value-type="string" table:style-name="ce2">
            <text:p>0.8078 seconds</text:p>
          </table:table-cell>
          <table:table-cell office:value-type="string" table:style-name="ce2">
            <text:p>2.1050 seconds</text:p>
          </table:table-cell>
          <table:table-cell office:value-type="string" table:style-name="ce2">
            <text:p>1.9513 seconds</text:p>
          </table:table-cell>
          <table:table-cell office:value-type="string" table:style-name="ce2">
            <text:p>1.9548 second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IFF Decryption</text:p>
          </table:table-cell>
          <table:table-cell office:value-type="string" table:style-name="ce2">
            <text:p>1.7878 seconds</text:p>
          </table:table-cell>
          <table:table-cell office:value-type="string" table:style-name="ce2">
            <text:p>1.7406 seconds</text:p>
          </table:table-cell>
          <table:table-cell office:value-type="string" table:style-name="ce2">
            <text:p>1.7160 seconds</text:p>
          </table:table-cell>
          <table:table-cell office:value-type="string" table:style-name="ce2">
            <text:p>7.0233 seconds</text:p>
          </table:table-cell>
          <table:table-cell office:value-type="string" table:style-name="ce2">
            <text:p>6.1838 seconds</text:p>
          </table:table-cell>
          <table:table-cell office:value-type="string" table:style-name="ce2">
            <text:p>6.3354 seconds</text:p>
          </table:table-cell>
          <table:table-cell table:number-columns-repeated="16377"/>
        </table:table-row>
        <table:table-row table:style-name="ro1">
          <table:table-cell table:number-columns-spanned="7" table:number-rows-spanned="1" table:style-name="ce3"/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">
            <text:p>CBC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">
            <text:p>Image Name</text:p>
          </table:table-cell>
          <table:table-cell office:value-type="string" table:style-name="ce1">
            <text:p>4.1.01</text:p>
          </table:table-cell>
          <table:table-cell office:value-type="string" table:style-name="ce1">
            <text:p>4.1.03</text:p>
          </table:table-cell>
          <table:table-cell office:value-type="string" table:style-name="ce1">
            <text:p>4.1.04</text:p>
          </table:table-cell>
          <table:table-cell office:value-type="string" table:style-name="ce1">
            <text:p>4.2.01</text:p>
          </table:table-cell>
          <table:table-cell office:value-type="string" table:style-name="ce1">
            <text:p>4.2.05</text:p>
          </table:table-cell>
          <table:table-cell office:value-type="string" table:style-name="ce1">
            <text:p>4.2.0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MP Encryption</text:p>
          </table:table-cell>
          <table:table-cell office:value-type="string" table:style-name="ce2">
            <text:p>0.2080 seconds</text:p>
          </table:table-cell>
          <table:table-cell office:value-type="string" table:style-name="ce2">
            <text:p>0.2088 seconds</text:p>
          </table:table-cell>
          <table:table-cell office:value-type="string" table:style-name="ce2">
            <text:p>0.2282 seconds</text:p>
          </table:table-cell>
          <table:table-cell office:value-type="string" table:style-name="ce2">
            <text:p>0.8534 seconds</text:p>
          </table:table-cell>
          <table:table-cell office:value-type="string" table:style-name="ce2">
            <text:p>0.8673 seconds</text:p>
          </table:table-cell>
          <table:table-cell office:value-type="string" table:style-name="ce2">
            <text:p>0.8351 second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MP Decryption</text:p>
          </table:table-cell>
          <table:table-cell office:value-type="string" table:style-name="ce2">
            <text:p>0.2139 seconds</text:p>
          </table:table-cell>
          <table:table-cell office:value-type="string" table:style-name="ce2">
            <text:p>0.2171 seconds</text:p>
          </table:table-cell>
          <table:table-cell office:value-type="string" table:style-name="ce2">
            <text:p>0.2109 seconds</text:p>
          </table:table-cell>
          <table:table-cell office:value-type="string" table:style-name="ce2">
            <text:p>0.8290 seconds</text:p>
          </table:table-cell>
          <table:table-cell office:value-type="string" table:style-name="ce2">
            <text:p>0.8331 seconds</text:p>
          </table:table-cell>
          <table:table-cell office:value-type="string" table:style-name="ce2">
            <text:p>0.8331 second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IFF Encryption</text:p>
          </table:table-cell>
          <table:table-cell office:value-type="string" table:style-name="ce2">
            <text:p>0.2178 seconds</text:p>
          </table:table-cell>
          <table:table-cell office:value-type="string" table:style-name="ce2">
            <text:p>0.2220 seconds</text:p>
          </table:table-cell>
          <table:table-cell office:value-type="string" table:style-name="ce2">
            <text:p>0.2137 seconds</text:p>
          </table:table-cell>
          <table:table-cell office:value-type="string" table:style-name="ce2">
            <text:p>0.8634 seconds</text:p>
          </table:table-cell>
          <table:table-cell office:value-type="string" table:style-name="ce2">
            <text:p>0.8311 seconds</text:p>
          </table:table-cell>
          <table:table-cell office:value-type="string" table:style-name="ce2">
            <text:p>0.8406 second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IFF Decryption</text:p>
          </table:table-cell>
          <table:table-cell office:value-type="string" table:style-name="ce2">
            <text:p>0.2339 seconds</text:p>
          </table:table-cell>
          <table:table-cell office:value-type="string" table:style-name="ce2">
            <text:p>0.2158 seconds</text:p>
          </table:table-cell>
          <table:table-cell office:value-type="string" table:style-name="ce2">
            <text:p>0.2119 seconds</text:p>
          </table:table-cell>
          <table:table-cell office:value-type="string" table:style-name="ce2">
            <text:p>0.8479 seconds</text:p>
          </table:table-cell>
          <table:table-cell office:value-type="string" table:style-name="ce2">
            <text:p>0.8464 seconds</text:p>
          </table:table-cell>
          <table:table-cell office:value-type="string" table:style-name="ce2">
            <text:p>0.9289 seconds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">
            <text:p>CBC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">
            <text:p>Image Name</text:p>
          </table:table-cell>
          <table:table-cell office:value-type="string" table:style-name="ce1">
            <text:p>4.1.01</text:p>
          </table:table-cell>
          <table:table-cell office:value-type="string" table:style-name="ce1">
            <text:p>4.1.03</text:p>
          </table:table-cell>
          <table:table-cell office:value-type="string" table:style-name="ce1">
            <text:p>4.1.04</text:p>
          </table:table-cell>
          <table:table-cell office:value-type="string" table:style-name="ce1">
            <text:p>4.2.01</text:p>
          </table:table-cell>
          <table:table-cell office:value-type="string" table:style-name="ce1">
            <text:p>4.2.05</text:p>
          </table:table-cell>
          <table:table-cell office:value-type="string" table:style-name="ce1">
            <text:p>4.2.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RMSE 1</text:p>
          </table:table-cell>
          <table:table-cell office:value-type="float" office:value="578520335.62143898" table:style-name="ce2">
            <text:p>578520335.6</text:p>
          </table:table-cell>
          <table:table-cell office:value-type="float" office:value="285308592.51520199" table:style-name="ce2">
            <text:p>285308592.5</text:p>
          </table:table-cell>
          <table:table-cell office:value-type="float" office:value="353511212.04517102" table:style-name="ce2">
            <text:p>353511212</text:p>
          </table:table-cell>
          <table:table-cell office:value-type="float" office:value="1942154452.9323699" table:style-name="ce2">
            <text:p>1942154453</text:p>
          </table:table-cell>
          <table:table-cell office:value-type="float" office:value="1851278258.67133" table:style-name="ce2">
            <text:p>1851278259</text:p>
          </table:table-cell>
          <table:table-cell office:value-type="float" office:value="2011300212.6768501" table:style-name="ce2">
            <text:p>20113002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RMSE 2</text:p>
          </table:table-cell>
          <table:table-cell office:value-type="float" office:value="105.59266153971301" table:style-name="ce2">
            <text:p>105.5926615</text:p>
          </table:table-cell>
          <table:table-cell office:value-type="float" office:value="105.466801961263" table:style-name="ce2">
            <text:p>105.466802</text:p>
          </table:table-cell>
          <table:table-cell office:value-type="float" office:value="105.82615661621" table:style-name="ce2">
            <text:p>105.8261566</text:p>
          </table:table-cell>
          <table:table-cell office:value-type="float" office:value="105.334391276041" table:style-name="ce2">
            <text:p>105.3343913</text:p>
          </table:table-cell>
          <table:table-cell office:value-type="float" office:value="105.519031524658" table:style-name="ce2">
            <text:p>105.5190315</text:p>
          </table:table-cell>
          <table:table-cell office:value-type="float" office:value="105.559632619222" table:style-name="ce2">
            <text:p>105.55963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NPCR</text:p>
          </table:table-cell>
          <table:table-cell office:value-type="float" office:value="99.6297200520833" table:style-name="ce2">
            <text:p>99.62972005</text:p>
          </table:table-cell>
          <table:table-cell office:value-type="float" office:value="99.613952636718693" table:style-name="ce2">
            <text:p>99.61395264</text:p>
          </table:table-cell>
          <table:table-cell office:value-type="float" office:value="99.6195475260416" table:style-name="ce2">
            <text:p>99.61954753</text:p>
          </table:table-cell>
          <table:table-cell office:value-type="float" office:value="99.604034423828097" table:style-name="ce2">
            <text:p>99.60403442</text:p>
          </table:table-cell>
          <table:table-cell office:value-type="float" office:value="99.609375" table:style-name="ce2">
            <text:p>99.609375</text:p>
          </table:table-cell>
          <table:table-cell office:value-type="float" office:value="99.613062540690095" table:style-name="ce2">
            <text:p>99.613062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UACI</text:p>
          </table:table-cell>
          <table:table-cell office:value-type="float" office:value="31.448304419424002" table:style-name="ce2">
            <text:p>31.44830442</text:p>
          </table:table-cell>
          <table:table-cell office:value-type="float" office:value="21.081692564721202" table:style-name="ce2">
            <text:p>21.08169256</text:p>
          </table:table-cell>
          <table:table-cell office:value-type="float" office:value="22.5037458831188" table:style-name="ce2">
            <text:p>22.50374588</text:p>
          </table:table-cell>
          <table:table-cell office:value-type="float" office:value="24.0759606454886" table:style-name="ce2">
            <text:p>24.07596065</text:p>
          </table:table-cell>
          <table:table-cell office:value-type="float" office:value="27.9410463220932" table:style-name="ce2">
            <text:p>27.94104632</text:p>
          </table:table-cell>
          <table:table-cell office:value-type="float" office:value="26.8187788421032" table:style-name="ce2">
            <text:p>26.818778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ENC Correlation</text:p>
          </table:table-cell>
          <table:table-cell office:value-type="float" office:value="1.3541886303017701E-2" table:style-name="ce2">
            <text:p>0.013541886</text:p>
          </table:table-cell>
          <table:table-cell office:value-type="float" office:value="1.3198940840151101E-2" table:style-name="ce2">
            <text:p>0.013198941</text:p>
          </table:table-cell>
          <table:table-cell office:value-type="float" office:value="1.4707743839104601E-2" table:style-name="ce2">
            <text:p>0.014707744</text:p>
          </table:table-cell>
          <table:table-cell office:value-type="float" office:value="3.1353747222009E-3" table:style-name="ce2">
            <text:p>0.003135375</text:p>
          </table:table-cell>
          <table:table-cell office:value-type="float" office:value="3.8550814288060699E-3" table:style-name="ce2">
            <text:p>0.003855081</text:p>
          </table:table-cell>
          <table:table-cell office:value-type="float" office:value="5.5032740566326099E-3" table:style-name="ce2">
            <text:p>0.005503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DEC Correlation</text:p>
          </table:table-cell>
          <table:table-cell office:value-type="float" office:value="0.95880305384708397" table:style-name="ce1">
            <text:p>0.958803054</text:p>
          </table:table-cell>
          <table:table-cell office:value-type="float" office:value="0.93693384387832201" table:style-name="ce1">
            <text:p>0.936933844</text:p>
          </table:table-cell>
          <table:table-cell office:value-type="float" office:value="0.92436679494373097" table:style-name="ce1">
            <text:p>0.924366795</text:p>
          </table:table-cell>
          <table:table-cell office:value-type="float" office:value="0.98410931136691304" table:style-name="ce1">
            <text:p>0.984109311</text:p>
          </table:table-cell>
          <table:table-cell office:value-type="float" office:value="0.94324418289270495" table:style-name="ce1">
            <text:p>0.943244183</text:p>
          </table:table-cell>
          <table:table-cell office:value-type="float" office:value="0.96297759729682697" table:style-name="ce1">
            <text:p>0.9629775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RMSE 1</text:p>
          </table:table-cell>
          <table:table-cell office:value-type="float" office:value="578520335.62143898" table:style-name="ce1">
            <text:p>578520335.6</text:p>
          </table:table-cell>
          <table:table-cell office:value-type="float" office:value="285308592.51520199" table:style-name="ce1">
            <text:p>285308592.5</text:p>
          </table:table-cell>
          <table:table-cell office:value-type="float" office:value="353511212.04517102" table:style-name="ce1">
            <text:p>353511212</text:p>
          </table:table-cell>
          <table:table-cell office:value-type="float" office:value="1942154452.9323699" table:style-name="ce1">
            <text:p>1942154453</text:p>
          </table:table-cell>
          <table:table-cell office:value-type="float" office:value="1851278258.67133" table:style-name="ce1">
            <text:p>1851278259</text:p>
          </table:table-cell>
          <table:table-cell office:value-type="float" office:value="2011300212.6768501" table:style-name="ce1">
            <text:p>20113002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RMSE 2</text:p>
          </table:table-cell>
          <table:table-cell office:value-type="float" office:value="105.59266153971301" table:style-name="ce1">
            <text:p>105.5926615</text:p>
          </table:table-cell>
          <table:table-cell office:value-type="float" office:value="105.466801961263" table:style-name="ce1">
            <text:p>105.466802</text:p>
          </table:table-cell>
          <table:table-cell office:value-type="float" office:value="105.82615661621" table:style-name="ce1">
            <text:p>105.8261566</text:p>
          </table:table-cell>
          <table:table-cell office:value-type="float" office:value="105.334391276041" table:style-name="ce1">
            <text:p>105.3343913</text:p>
          </table:table-cell>
          <table:table-cell office:value-type="float" office:value="105.519031524658" table:style-name="ce1">
            <text:p>105.5190315</text:p>
          </table:table-cell>
          <table:table-cell office:value-type="float" office:value="105.559632619222" table:style-name="ce1">
            <text:p>105.55963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NPCR</text:p>
          </table:table-cell>
          <table:table-cell office:value-type="float" office:value="99.6297200520833" table:style-name="ce1">
            <text:p>99.62972005</text:p>
          </table:table-cell>
          <table:table-cell office:value-type="float" office:value="99.613952636718693" table:style-name="ce1">
            <text:p>99.61395264</text:p>
          </table:table-cell>
          <table:table-cell office:value-type="float" office:value="99.6195475260416" table:style-name="ce1">
            <text:p>99.61954753</text:p>
          </table:table-cell>
          <table:table-cell office:value-type="float" office:value="99.604034423828097" table:style-name="ce1">
            <text:p>99.60403442</text:p>
          </table:table-cell>
          <table:table-cell office:value-type="float" office:value="99.609375" table:style-name="ce1">
            <text:p>99.609375</text:p>
          </table:table-cell>
          <table:table-cell office:value-type="float" office:value="99.613062540690095" table:style-name="ce1">
            <text:p>99.613062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UACI</text:p>
          </table:table-cell>
          <table:table-cell office:value-type="float" office:value="31.448304419424002" table:style-name="ce1">
            <text:p>31.44830442</text:p>
          </table:table-cell>
          <table:table-cell office:value-type="float" office:value="21.081692564721202" table:style-name="ce1">
            <text:p>21.08169256</text:p>
          </table:table-cell>
          <table:table-cell office:value-type="float" office:value="22.5037458831188" table:style-name="ce1">
            <text:p>22.50374588</text:p>
          </table:table-cell>
          <table:table-cell office:value-type="float" office:value="24.0759606454886" table:style-name="ce1">
            <text:p>24.07596065</text:p>
          </table:table-cell>
          <table:table-cell office:value-type="float" office:value="27.9410463220932" table:style-name="ce1">
            <text:p>27.94104632</text:p>
          </table:table-cell>
          <table:table-cell office:value-type="float" office:value="26.8187788421032" table:style-name="ce1">
            <text:p>26.818778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ENC Correlation</text:p>
          </table:table-cell>
          <table:table-cell office:value-type="float" office:value="1.3541886303017701E-2" table:style-name="ce1">
            <text:p>0.013541886</text:p>
          </table:table-cell>
          <table:table-cell office:value-type="float" office:value="1.3198940840151101E-2" table:style-name="ce1">
            <text:p>0.013198941</text:p>
          </table:table-cell>
          <table:table-cell office:value-type="float" office:value="1.4707743839104601E-2" table:style-name="ce1">
            <text:p>0.014707744</text:p>
          </table:table-cell>
          <table:table-cell office:value-type="float" office:value="3.1353747222009E-3" table:style-name="ce1">
            <text:p>0.003135375</text:p>
          </table:table-cell>
          <table:table-cell office:value-type="float" office:value="3.8550814288060699E-3" table:style-name="ce1">
            <text:p>0.003855081</text:p>
          </table:table-cell>
          <table:table-cell office:value-type="float" office:value="5.5032740566326099E-3" table:style-name="ce1">
            <text:p>0.005503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DEC Correlation</text:p>
          </table:table-cell>
          <table:table-cell office:value-type="float" office:value="0.95880305384708397" table:style-name="ce1">
            <text:p>0.958803054</text:p>
          </table:table-cell>
          <table:table-cell office:value-type="float" office:value="0.93693384387832201" table:style-name="ce1">
            <text:p>0.936933844</text:p>
          </table:table-cell>
          <table:table-cell office:value-type="float" office:value="0.92436679494373097" table:style-name="ce1">
            <text:p>0.924366795</text:p>
          </table:table-cell>
          <table:table-cell office:value-type="float" office:value="0.98410931136691304" table:style-name="ce1">
            <text:p>0.984109311</text:p>
          </table:table-cell>
          <table:table-cell office:value-type="float" office:value="0.94324418289270495" table:style-name="ce1">
            <text:p>0.943244183</text:p>
          </table:table-cell>
          <table:table-cell office:value-type="float" office:value="0.96297759729682697" table:style-name="ce1">
            <text:p>0.96297759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spanned="7" table:number-rows-spanned="1" table:style-name="ce3"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">
            <text:p>RS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">
            <text:p>Image Name</text:p>
          </table:table-cell>
          <table:table-cell office:value-type="string" table:style-name="ce1">
            <text:p>4.1.01</text:p>
          </table:table-cell>
          <table:table-cell office:value-type="string" table:style-name="ce1">
            <text:p>4.1.03</text:p>
          </table:table-cell>
          <table:table-cell office:value-type="string" table:style-name="ce1">
            <text:p>4.1.04</text:p>
          </table:table-cell>
          <table:table-cell office:value-type="string" table:style-name="ce1">
            <text:p>4.2.01</text:p>
          </table:table-cell>
          <table:table-cell office:value-type="string" table:style-name="ce1">
            <text:p>4.2.05</text:p>
          </table:table-cell>
          <table:table-cell office:value-type="string" table:style-name="ce1">
            <text:p>4.2.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RMSE 1</text:p>
          </table:table-cell>
          <table:table-cell office:value-type="float" office:value="420696531.58231097" table:style-name="ce2">
            <text:p>420696531.6</text:p>
          </table:table-cell>
          <table:table-cell office:value-type="float" office:value="193113352.19725499" table:style-name="ce2">
            <text:p>193113352.2</text:p>
          </table:table-cell>
          <table:table-cell office:value-type="float" office:value="348827319.18753499" table:style-name="ce2">
            <text:p>348827319.2</text:p>
          </table:table-cell>
          <table:table-cell office:value-type="float" office:value="2023465848.9052899" table:style-name="ce2">
            <text:p>2023465849</text:p>
          </table:table-cell>
          <table:table-cell office:value-type="float" office:value="1759722718.5448101" table:style-name="ce2">
            <text:p>1759722719</text:p>
          </table:table-cell>
          <table:table-cell office:value-type="float" office:value="1764789205.93085" table:style-name="ce2">
            <text:p>1764789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RMSE 2</text:p>
          </table:table-cell>
          <table:table-cell office:value-type="float" office:value="97.781967163085895" table:style-name="ce2">
            <text:p>97.78196716</text:p>
          </table:table-cell>
          <table:table-cell office:value-type="float" office:value="94.335174560546804" table:style-name="ce2">
            <text:p>94.33517456</text:p>
          </table:table-cell>
          <table:table-cell office:value-type="float" office:value="109.675333658854" table:style-name="ce2">
            <text:p>109.6753337</text:p>
          </table:table-cell>
          <table:table-cell office:value-type="float" office:value="94.171531677246094" table:style-name="ce2">
            <text:p>94.17153168</text:p>
          </table:table-cell>
          <table:table-cell office:value-type="float" office:value="97.041802724202398" table:style-name="ce2">
            <text:p>97.04180272</text:p>
          </table:table-cell>
          <table:table-cell office:value-type="float" office:value="96.150344848632798" table:style-name="ce2">
            <text:p>96.150344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NPCR</text:p>
          </table:table-cell>
          <table:table-cell office:value-type="float" office:value="96.005757649739493" table:style-name="ce2">
            <text:p>96.00575765</text:p>
          </table:table-cell>
          <table:table-cell office:value-type="float" office:value="99.993896484375" table:style-name="ce2">
            <text:p>99.99389648</text:p>
          </table:table-cell>
          <table:table-cell office:value-type="float" office:value="99.036153157551993" table:style-name="ce2">
            <text:p>99.03615316</text:p>
          </table:table-cell>
          <table:table-cell office:value-type="float" office:value="97.324244181315095" table:style-name="ce2">
            <text:p>97.32424418</text:p>
          </table:table-cell>
          <table:table-cell office:value-type="float" office:value="99.746449788411397" table:style-name="ce2">
            <text:p>99.74644979</text:p>
          </table:table-cell>
          <table:table-cell office:value-type="float" office:value="98.832575480143205" table:style-name="ce2">
            <text:p>98.832575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UACI</text:p>
          </table:table-cell>
          <table:table-cell office:value-type="float" office:value="25.3968302408854" table:style-name="ce2">
            <text:p>25.39683024</text:p>
          </table:table-cell>
          <table:table-cell office:value-type="float" office:value="14.246072208180101" table:style-name="ce2">
            <text:p>14.24607221</text:p>
          </table:table-cell>
          <table:table-cell office:value-type="float" office:value="22.347801058900099" table:style-name="ce2">
            <text:p>22.34780106</text:p>
          </table:table-cell>
          <table:table-cell office:value-type="float" office:value="22.4949466480928" table:style-name="ce2">
            <text:p>22.49494665</text:p>
          </table:table-cell>
          <table:table-cell office:value-type="float" office:value="28.6453247070312" table:style-name="ce2">
            <text:p>28.64532471</text:p>
          </table:table-cell>
          <table:table-cell office:value-type="float" office:value="24.360288732192" table:style-name="ce2">
            <text:p>24.360288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ENC Correlation</text:p>
          </table:table-cell>
          <table:table-cell office:value-type="float" office:value="0.121260868416091" table:style-name="ce2">
            <text:p>0.121260868</text:p>
          </table:table-cell>
          <table:table-cell office:value-type="float" office:value="0.10274152342073201" table:style-name="ce2">
            <text:p>0.102741523</text:p>
          </table:table-cell>
          <table:table-cell office:value-type="float" office:value="0.16673505649859299" table:style-name="ce2">
            <text:p>0.166735056</text:p>
          </table:table-cell>
          <table:table-cell office:value-type="float" office:value="0.187297732083954" table:style-name="ce2">
            <text:p>0.187297732</text:p>
          </table:table-cell>
          <table:table-cell office:value-type="float" office:value="0.16894004213847999" table:style-name="ce2">
            <text:p>0.168940042</text:p>
          </table:table-cell>
          <table:table-cell office:value-type="float" office:value="6.4625418391739201E-2" table:style-name="ce2">
            <text:p>0.0646254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DEC Correlation</text:p>
          </table:table-cell>
          <table:table-cell office:value-type="float" office:value="0.95880305384708397" table:style-name="ce1">
            <text:p>0.958803054</text:p>
          </table:table-cell>
          <table:table-cell office:value-type="float" office:value="0.93693384387832201" table:style-name="ce1">
            <text:p>0.936933844</text:p>
          </table:table-cell>
          <table:table-cell office:value-type="float" office:value="0.92436679494373097" table:style-name="ce1">
            <text:p>0.924366795</text:p>
          </table:table-cell>
          <table:table-cell office:value-type="float" office:value="0.98410931136691304" table:style-name="ce1">
            <text:p>0.984109311</text:p>
          </table:table-cell>
          <table:table-cell office:value-type="float" office:value="0.94324418289270495" table:style-name="ce1">
            <text:p>0.943244183</text:p>
          </table:table-cell>
          <table:table-cell office:value-type="float" office:value="0.96297759729682697" table:style-name="ce1">
            <text:p>0.9629775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RMSE 1</text:p>
          </table:table-cell>
          <table:table-cell office:value-type="float" office:value="557713003.72840297" table:style-name="ce1">
            <text:p>557713003.7</text:p>
          </table:table-cell>
          <table:table-cell office:value-type="float" office:value="314295162.39220101" table:style-name="ce1">
            <text:p>314295162.4</text:p>
          </table:table-cell>
          <table:table-cell office:value-type="float" office:value="358728820.94215298" table:style-name="ce1">
            <text:p>358728820.9</text:p>
          </table:table-cell>
          <table:table-cell office:value-type="float" office:value="2253552911.49612" table:style-name="ce1">
            <text:p>2253552911</text:p>
          </table:table-cell>
          <table:table-cell office:value-type="float" office:value="2176440902.3608699" table:style-name="ce1">
            <text:p>2176440902</text:p>
          </table:table-cell>
          <table:table-cell office:value-type="float" office:value="1789312239.2860899" table:style-name="ce1">
            <text:p>17893122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RMSE 2</text:p>
          </table:table-cell>
          <table:table-cell office:value-type="float" office:value="96.345428466796804" table:style-name="ce1">
            <text:p>96.34542847</text:p>
          </table:table-cell>
          <table:table-cell office:value-type="float" office:value="70.904073079426993" table:style-name="ce1">
            <text:p>70.90407308</text:p>
          </table:table-cell>
          <table:table-cell office:value-type="float" office:value="92.4381103515625" table:style-name="ce1">
            <text:p>92.43811035</text:p>
          </table:table-cell>
          <table:table-cell office:value-type="float" office:value="96.9852269490559" table:style-name="ce1">
            <text:p>96.98522695</text:p>
          </table:table-cell>
          <table:table-cell office:value-type="float" office:value="97.8719266255696" table:style-name="ce1">
            <text:p>97.87192663</text:p>
          </table:table-cell>
          <table:table-cell office:value-type="float" office:value="116.250719706217" table:style-name="ce1">
            <text:p>116.25071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NPCR</text:p>
          </table:table-cell>
          <table:table-cell office:value-type="float" office:value="98.5076904296875" table:style-name="ce1">
            <text:p>98.50769043</text:p>
          </table:table-cell>
          <table:table-cell office:value-type="float" office:value="99.8443603515625" table:style-name="ce1">
            <text:p>99.84436035</text:p>
          </table:table-cell>
          <table:table-cell office:value-type="float" office:value="99.2299397786458" table:style-name="ce1">
            <text:p>99.22993978</text:p>
          </table:table-cell>
          <table:table-cell office:value-type="float" office:value="97.324244181315095" table:style-name="ce1">
            <text:p>97.32424418</text:p>
          </table:table-cell>
          <table:table-cell office:value-type="float" office:value="99.934768676757798" table:style-name="ce1">
            <text:p>99.93476868</text:p>
          </table:table-cell>
          <table:table-cell office:value-type="float" office:value="99.132664998372306" table:style-name="ce1">
            <text:p>99.1326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UACI</text:p>
          </table:table-cell>
          <table:table-cell office:value-type="float" office:value="28.7151142195159" table:style-name="ce1">
            <text:p>28.71511422</text:p>
          </table:table-cell>
          <table:table-cell office:value-type="float" office:value="21.1412556966145" table:style-name="ce1">
            <text:p>21.1412557</text:p>
          </table:table-cell>
          <table:table-cell office:value-type="float" office:value="25.3085267310049" table:style-name="ce1">
            <text:p>25.30852673</text:p>
          </table:table-cell>
          <table:table-cell office:value-type="float" office:value="22.579620959711999" table:style-name="ce1">
            <text:p>22.57962096</text:p>
          </table:table-cell>
          <table:table-cell office:value-type="float" office:value="31.2915876799938" table:style-name="ce1">
            <text:p>31.29158768</text:p>
          </table:table-cell>
          <table:table-cell office:value-type="float" office:value="25.0173486447801" table:style-name="ce1">
            <text:p>25.017348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ENC Correlation</text:p>
          </table:table-cell>
          <table:table-cell office:value-type="float" office:value="0.17221591742437101" table:style-name="ce1">
            <text:p>0.172215917</text:p>
          </table:table-cell>
          <table:table-cell office:value-type="float" office:value="0.12347919142322999" table:style-name="ce1">
            <text:p>0.123479191</text:p>
          </table:table-cell>
          <table:table-cell office:value-type="float" office:value="0.18227508459012601" table:style-name="ce1">
            <text:p>0.182275085</text:p>
          </table:table-cell>
          <table:table-cell office:value-type="float" office:value="0.20457648328825201" table:style-name="ce1">
            <text:p>0.204576483</text:p>
          </table:table-cell>
          <table:table-cell office:value-type="float" office:value="9.0632980032335705E-2" table:style-name="ce1">
            <text:p>0.09063298</text:p>
          </table:table-cell>
          <table:table-cell office:value-type="float" office:value="5.4154333780871297E-2" table:style-name="ce1">
            <text:p>0.0541543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DEC Correlation</text:p>
          </table:table-cell>
          <table:table-cell office:value-type="float" office:value="0.95880305384708397" table:style-name="ce1">
            <text:p>0.958803054</text:p>
          </table:table-cell>
          <table:table-cell office:value-type="float" office:value="0.93693384387832201" table:style-name="ce1">
            <text:p>0.936933844</text:p>
          </table:table-cell>
          <table:table-cell office:value-type="float" office:value="0.92436679494373097" table:style-name="ce1">
            <text:p>0.924366795</text:p>
          </table:table-cell>
          <table:table-cell office:value-type="float" office:value="0.98410931136691304" table:style-name="ce1">
            <text:p>0.984109311</text:p>
          </table:table-cell>
          <table:table-cell office:value-type="float" office:value="0.94324418289270495" table:style-name="ce1">
            <text:p>0.943244183</text:p>
          </table:table-cell>
          <table:table-cell office:value-type="float" office:value="0.96297759729682697" table:style-name="ce1">
            <text:p>0.96297759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">
            <text:p>Proposed Method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">
            <text:p>Image Name</text:p>
          </table:table-cell>
          <table:table-cell office:value-type="string" table:style-name="ce1">
            <text:p>4.1.01</text:p>
          </table:table-cell>
          <table:table-cell office:value-type="string" table:style-name="ce1">
            <text:p>4.1.03</text:p>
          </table:table-cell>
          <table:table-cell office:value-type="string" table:style-name="ce1">
            <text:p>4.1.04</text:p>
          </table:table-cell>
          <table:table-cell office:value-type="string" table:style-name="ce1">
            <text:p>4.2.01</text:p>
          </table:table-cell>
          <table:table-cell office:value-type="string" table:style-name="ce1">
            <text:p>4.2.05</text:p>
          </table:table-cell>
          <table:table-cell office:value-type="string" table:style-name="ce1">
            <text:p>4.2.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RMSE 1</text:p>
          </table:table-cell>
          <table:table-cell office:value-type="float" office:value="577218469.94516504" table:style-name="ce2">
            <text:p>577218469.9</text:p>
          </table:table-cell>
          <table:table-cell office:value-type="float" office:value="283055589.99883002" table:style-name="ce2">
            <text:p>283055590</text:p>
          </table:table-cell>
          <table:table-cell office:value-type="float" office:value="351821297.63811702" table:style-name="ce2">
            <text:p>351821297.6</text:p>
          </table:table-cell>
          <table:table-cell office:value-type="float" office:value="1947723795.0018899" table:style-name="ce2">
            <text:p>1947723795</text:p>
          </table:table-cell>
          <table:table-cell office:value-type="float" office:value="1841297788.7599499" table:style-name="ce2">
            <text:p>1841297789</text:p>
          </table:table-cell>
          <table:table-cell office:value-type="float" office:value="2014379943.94642" table:style-name="ce2">
            <text:p>20143799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RMSE 2</text:p>
          </table:table-cell>
          <table:table-cell office:value-type="float" office:value="105.667419433593" table:style-name="ce2">
            <text:p>105.6674194</text:p>
          </table:table-cell>
          <table:table-cell office:value-type="float" office:value="105.504786173502" table:style-name="ce2">
            <text:p>105.5047862</text:p>
          </table:table-cell>
          <table:table-cell office:value-type="float" office:value="105.844716389973" table:style-name="ce2">
            <text:p>105.8447164</text:p>
          </table:table-cell>
          <table:table-cell office:value-type="float" office:value="105.57629521687799" table:style-name="ce2">
            <text:p>105.5762952</text:p>
          </table:table-cell>
          <table:table-cell office:value-type="float" office:value="105.442123413085" table:style-name="ce2">
            <text:p>105.4421234</text:p>
          </table:table-cell>
          <table:table-cell office:value-type="float" office:value="105.463823954264" table:style-name="ce2">
            <text:p>105.4638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NPCR</text:p>
          </table:table-cell>
          <table:table-cell office:value-type="float" office:value="99.618021647135393" table:style-name="ce2">
            <text:p>99.61802165</text:p>
          </table:table-cell>
          <table:table-cell office:value-type="float" office:value="99.5981852213541" table:style-name="ce2">
            <text:p>99.59818522</text:p>
          </table:table-cell>
          <table:table-cell office:value-type="float" office:value="99.614969889322893" table:style-name="ce2">
            <text:p>99.61496989</text:p>
          </table:table-cell>
          <table:table-cell office:value-type="float" office:value="99.613952636718693" table:style-name="ce2">
            <text:p>99.61395264</text:p>
          </table:table-cell>
          <table:table-cell office:value-type="float" office:value="99.599329630533802" table:style-name="ce2">
            <text:p>99.59932963</text:p>
          </table:table-cell>
          <table:table-cell office:value-type="float" office:value="99.597930908203097" table:style-name="ce2">
            <text:p>99.597930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UACI</text:p>
          </table:table-cell>
          <table:table-cell office:value-type="float" office:value="31.016390931372499" table:style-name="ce2">
            <text:p>31.01639093</text:p>
          </table:table-cell>
          <table:table-cell office:value-type="float" office:value="18.6082727768841" table:style-name="ce2">
            <text:p>18.60827278</text:p>
          </table:table-cell>
          <table:table-cell office:value-type="float" office:value="22.715771245021401" table:style-name="ce2">
            <text:p>22.71577125</text:p>
          </table:table-cell>
          <table:table-cell office:value-type="float" office:value="23.963347790287902" table:style-name="ce2">
            <text:p>23.96334779</text:p>
          </table:table-cell>
          <table:table-cell office:value-type="float" office:value="27.941797293868699" table:style-name="ce2">
            <text:p>27.94179729</text:p>
          </table:table-cell>
          <table:table-cell office:value-type="float" office:value="26.787586586148102" table:style-name="ce2">
            <text:p>26.787586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ENC Correlation</text:p>
          </table:table-cell>
          <table:table-cell office:value-type="float" office:value="9.6248939902010607E-3" table:style-name="ce2">
            <text:p>0.009624894</text:p>
          </table:table-cell>
          <table:table-cell office:value-type="float" office:value="1.2254943943211199E-2" table:style-name="ce2">
            <text:p>0.012254944</text:p>
          </table:table-cell>
          <table:table-cell office:value-type="float" office:value="7.5237410162011104E-3" table:style-name="ce2">
            <text:p>0.007523741</text:p>
          </table:table-cell>
          <table:table-cell office:value-type="float" office:value="5.0857925662498096E-3" table:style-name="ce2">
            <text:p>0.005085793</text:p>
          </table:table-cell>
          <table:table-cell office:value-type="float" office:value="4.1963663384137397E-3" table:style-name="ce2">
            <text:p>0.004196366</text:p>
          </table:table-cell>
          <table:table-cell office:value-type="float" office:value="7.0316714123243697E-3" table:style-name="ce2">
            <text:p>0.0070316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MP DEC Correlation</text:p>
          </table:table-cell>
          <table:table-cell office:value-type="float" office:value="0.95880305384708397" table:style-name="ce1">
            <text:p>0.958803054</text:p>
          </table:table-cell>
          <table:table-cell office:value-type="float" office:value="0.93693384387832201" table:style-name="ce1">
            <text:p>0.936933844</text:p>
          </table:table-cell>
          <table:table-cell office:value-type="float" office:value="0.92436679494373097" table:style-name="ce1">
            <text:p>0.924366795</text:p>
          </table:table-cell>
          <table:table-cell office:value-type="float" office:value="0.98410931136691304" table:style-name="ce1">
            <text:p>0.984109311</text:p>
          </table:table-cell>
          <table:table-cell office:value-type="float" office:value="0.94324418289270495" table:style-name="ce1">
            <text:p>0.943244183</text:p>
          </table:table-cell>
          <table:table-cell office:value-type="float" office:value="0.96297759729682697" table:style-name="ce1">
            <text:p>0.9629775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RMSE 1</text:p>
          </table:table-cell>
          <table:table-cell office:value-type="float" office:value="576902423.00146997" table:style-name="ce1">
            <text:p>576902423</text:p>
          </table:table-cell>
          <table:table-cell office:value-type="float" office:value="284203633.58493" table:style-name="ce1">
            <text:p>284203633.6</text:p>
          </table:table-cell>
          <table:table-cell office:value-type="float" office:value="354238245.18747401" table:style-name="ce1">
            <text:p>354238245.2</text:p>
          </table:table-cell>
          <table:table-cell office:value-type="float" office:value="1945313812.44244" table:style-name="ce1">
            <text:p>1945313812</text:p>
          </table:table-cell>
          <table:table-cell office:value-type="float" office:value="1845301957.23577" table:style-name="ce1">
            <text:p>1845301957</text:p>
          </table:table-cell>
          <table:table-cell office:value-type="float" office:value="2008081232.0404501" table:style-name="ce1">
            <text:p>20080812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RMSE 2</text:p>
          </table:table-cell>
          <table:table-cell office:value-type="float" office:value="105.41188049316401" table:style-name="ce1">
            <text:p>105.4118805</text:p>
          </table:table-cell>
          <table:table-cell office:value-type="float" office:value="105.441848754882" table:style-name="ce1">
            <text:p>105.4418488</text:p>
          </table:table-cell>
          <table:table-cell office:value-type="float" office:value="105.148381551106" table:style-name="ce1">
            <text:p>105.1483816</text:p>
          </table:table-cell>
          <table:table-cell office:value-type="float" office:value="105.621397654215" table:style-name="ce1">
            <text:p>105.6213977</text:p>
          </table:table-cell>
          <table:table-cell office:value-type="float" office:value="105.55331420898401" table:style-name="ce1">
            <text:p>105.5533142</text:p>
          </table:table-cell>
          <table:table-cell office:value-type="float" office:value="105.579326629638" table:style-name="ce1">
            <text:p>105.57932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NPCR</text:p>
          </table:table-cell>
          <table:table-cell office:value-type="float" office:value="99.6185302734375" table:style-name="ce1">
            <text:p>99.61853027</text:p>
          </table:table-cell>
          <table:table-cell office:value-type="float" office:value="99.5890299479166" table:style-name="ce1">
            <text:p>99.58902995</text:p>
          </table:table-cell>
          <table:table-cell office:value-type="float" office:value="99.6063232421875" table:style-name="ce1">
            <text:p>99.60632324</text:p>
          </table:table-cell>
          <table:table-cell office:value-type="float" office:value="99.607467651367102" table:style-name="ce1">
            <text:p>99.60746765</text:p>
          </table:table-cell>
          <table:table-cell office:value-type="float" office:value="99.606577555338504" table:style-name="ce1">
            <text:p>99.60657756</text:p>
          </table:table-cell>
          <table:table-cell office:value-type="float" office:value="99.602127075195298" table:style-name="ce1">
            <text:p>99.602127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UACI</text:p>
          </table:table-cell>
          <table:table-cell office:value-type="float" office:value="30.917735380284899" table:style-name="ce1">
            <text:p>30.91773538</text:p>
          </table:table-cell>
          <table:table-cell office:value-type="float" office:value="18.718704522824702" table:style-name="ce1">
            <text:p>18.71870452</text:p>
          </table:table-cell>
          <table:table-cell office:value-type="float" office:value="22.846907073376201" table:style-name="ce1">
            <text:p>22.84690707</text:p>
          </table:table-cell>
          <table:table-cell office:value-type="float" office:value="23.979540058210699" table:style-name="ce1">
            <text:p>23.97954006</text:p>
          </table:table-cell>
          <table:table-cell office:value-type="float" office:value="28.023044361787601" table:style-name="ce1">
            <text:p>28.02304436</text:p>
          </table:table-cell>
          <table:table-cell office:value-type="float" office:value="26.746256211224701" table:style-name="ce1">
            <text:p>26.746256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ENC Correlation</text:p>
          </table:table-cell>
          <table:table-cell office:value-type="float" office:value="1.07153466999086E-2" table:style-name="ce1">
            <text:p>0.010715347</text:p>
          </table:table-cell>
          <table:table-cell office:value-type="float" office:value="9.1603452106683806E-3" table:style-name="ce1">
            <text:p>0.009160345</text:p>
          </table:table-cell>
          <table:table-cell office:value-type="float" office:value="1.1905856795036E-2" table:style-name="ce1">
            <text:p>0.011905857</text:p>
          </table:table-cell>
          <table:table-cell office:value-type="float" office:value="5.8124843383988503E-3" table:style-name="ce1">
            <text:p>0.005812484</text:p>
          </table:table-cell>
          <table:table-cell office:value-type="float" office:value="4.9817249972001201E-3" table:style-name="ce1">
            <text:p>0.004981725</text:p>
          </table:table-cell>
          <table:table-cell office:value-type="float" office:value="4.6545233136220197E-3" table:style-name="ce1">
            <text:p>0.0046545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FF DEC Correlation</text:p>
          </table:table-cell>
          <table:table-cell office:value-type="float" office:value="0.95880305384708397" table:style-name="ce1">
            <text:p>0.958803054</text:p>
          </table:table-cell>
          <table:table-cell office:value-type="float" office:value="0.93693384387832201" table:style-name="ce1">
            <text:p>0.936933844</text:p>
          </table:table-cell>
          <table:table-cell office:value-type="float" office:value="0.92436679494373097" table:style-name="ce1">
            <text:p>0.924366795</text:p>
          </table:table-cell>
          <table:table-cell office:value-type="float" office:value="0.98410931136691304" table:style-name="ce1">
            <text:p>0.984109311</text:p>
          </table:table-cell>
          <table:table-cell office:value-type="float" office:value="0.94324418289270495" table:style-name="ce1">
            <text:p>0.943244183</text:p>
          </table:table-cell>
          <table:table-cell office:value-type="float" office:value="0.96297759729682697" table:style-name="ce1">
            <text:p>0.962977597</text:p>
          </table:table-cell>
          <table:table-cell table:number-columns-repeated="16377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dc:creator>DELL</dc:creator>
    <meta:creation-date>2022-06-05T10:06:19Z</meta:creation-date>
    <dc:date>2022-06-05T18:18:53Z</dc:date>
    <meta:editing-cycles>2</meta:editing-cycles>
    <meta:editing-duration>PT502S</meta:editing-duration>
  </office:meta>
</office:document-meta>
</file>